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3" svg:font-family="Arial"/>
    <style:font-face style:name="Arial1" svg:font-family="Arial, Helvetica, sans-serif"/>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fo:font-variant="normal" fo:text-transform="none" fo:color="#222222" fo:letter-spacing="normal" style:font-name-asian="Arial1" style:font-size-asian="12pt" style:font-style-asian="normal" style:font-weight-asian="normal"/>
    </style:style>
    <style:style style:name="P3" style:family="paragraph" style:parent-style-name="Standard">
      <style:paragraph-properties fo:margin-left="0cm" fo:margin-right="0cm" fo:orphans="2" fo:widows="2" fo:text-indent="0cm" style:auto-text-indent="false"/>
      <style:text-properties fo:font-variant="normal" fo:text-transform="none" fo:color="#222222" fo:letter-spacing="normal" style:font-name-asian="Arial1" style:font-size-asian="12pt" style:language-asian="ja" style:country-asian="JP" style:font-style-asian="normal" style:font-weight-asian="normal"/>
    </style:style>
    <style:style style:name="P4" style:family="paragraph" style:parent-style-name="Standard">
      <style:paragraph-properties fo:margin-left="0cm" fo:margin-right="0cm" fo:orphans="2" fo:widows="2" fo:text-indent="0cm" style:auto-text-indent="false"/>
    </style:style>
    <style:style style:name="P5" style:family="paragraph" style:parent-style-name="Standard">
      <style:paragraph-properties fo:margin-left="0cm" fo:margin-right="0cm" fo:orphans="2" fo:widows="2" fo:text-indent="0cm" style:auto-text-indent="false"/>
      <style:text-properties style:language-asian="ja" style:country-asian="JP"/>
    </style:style>
    <style:style style:name="P6" style:family="paragraph" style:parent-style-name="Standard">
      <style:paragraph-properties fo:margin-left="0cm" fo:margin-right="0cm" fo:orphans="2" fo:widows="2" fo:text-indent="0cm" style:auto-text-indent="false"/>
      <style:text-properties fo:font-variant="normal" fo:text-transform="none" fo:color="#222222" fo:letter-spacing="normal" style:font-name-asian="Arial1" style:font-size-asian="12pt" style:font-style-asian="normal" style:font-weight-asian="normal"/>
    </style:style>
    <style:style style:name="P7" style:family="paragraph" style:parent-style-name="Standard">
      <style:paragraph-properties fo:margin-left="0cm" fo:margin-right="0cm" fo:orphans="2" fo:widows="2" fo:text-indent="0cm" style:auto-text-indent="false"/>
      <style:text-properties fo:font-variant="normal" fo:text-transform="none" fo:color="#222222" fo:letter-spacing="normal" style:font-name-asian="Arial1" style:font-size-asian="12pt" style:language-asian="ja" style:country-asian="JP" style:font-style-asian="normal" style:font-weight-asian="normal"/>
    </style:style>
    <style:style style:name="T1" style:family="text">
      <style:text-properties fo:font-variant="normal" fo:text-transform="none" fo:color="#222222" fo:letter-spacing="normal" style:font-name-asian="Arial1" style:font-size-asian="12pt" style:font-style-asian="normal" style:font-weight-asian="normal"/>
    </style:style>
    <style:style style:name="T2" style:family="text">
      <style:text-properties fo:font-variant="normal" fo:text-transform="none" fo:color="#222222" style:font-name="Arial1"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面接質問事例について</text:span><text:line-break/><text:span text:style-name="T1">まず、過去事例からガンホー・オンライン・エンターテイメント株式会社の面接では、</text:span><text:line-break/><text:span text:style-name="T1">「なぜ弊社を応募したのか？」ということは、必ず聞かれますので、志望動機について</text:span><text:line-break/><text:span text:style-name="T1">しっかりと準備いただければと思います。</text:span></text:p>
      <text:p text:style-name="P2"/>
      <text:p text:style-name="P3">御社は自分にとってパズドラやニンジャラなどでなじみがあるメーカーで特に最近テレビCMでほぼ毎日のように目にすることも多く、名のあるコンテンツ力と長く続いてる継続力が高い企業様と思っており、そのコンテンツの中でも今回はニンジャラについて募集していると思いあのゲームのアクション性が好きなので、今回自分はコンシューマーゲームの開発を強く希望しておりまして、御社の求人で自分がゲーム開発で培ってきたスキルを生かせそうなC＋＋による開発を募集されていましたので応募いたしました。</text:p>
      <text:p text:style-name="P2"/>
      <text:p text:style-name="P1"><text:line-break/><text:span text:style-name="T1">・具体的にどこに興味を持っているか？</text:span></text:p>
      <text:p text:style-name="P3">パズドラやラグナロクオンラインなどの長く続く強いコンテンツ力、ニンジャラのような小気味のいいアクションによるゲーム性による作品を作っているところです</text:p>
      <text:p text:style-name="P2"/>
      <text:p text:style-name="P1"><text:line-break/><text:span text:style-name="T1">・会社としての魅力をどこに感じたのか？</text:span></text:p>
      <text:p text:style-name="P3">長く続いているコンテンツも多いので継続力の強いところと継続年数が高い社員様が多いというのもHPで見ておりまして、ここでなら長く働くチャンスをいただけそうかと思いました</text:p>
      <text:p text:style-name="P1"><text:line-break/><text:span text:style-name="T1">・自己紹介</text:span></text:p>
      <text:p text:style-name="P3">宮脇秀則と申します、新卒でゲームプログラマーになってから、コンシューマ、Webソーシャル、スマホアプリと時代の変化に合わせて言語やプラットフォームにとらわれず技術者として今日まで仕事をして成果を出してきました、最近ではリーダー業務をやらせてもらうことも多くそちらでも周囲と協力して業務をスムーズに行えるように成果を出してきました。これらの経験を生かして今後もより良いゲームを作りたいと思っております、よろしくお願いいたします。</text:p>
      <text:p text:style-name="P2"/>
      <text:p text:style-name="P1"><text:line-break/><text:span text:style-name="T1">・自己</text:span><text:span text:style-name="T2">PR</text:span></text:p>
      <text:p text:style-name="P1">現職のゲームプログラマーとして働いた１９年近くの経験にあるC＋＋のコンシューマーゲームの開発経験を生かし、今回御社で募集されておりますC++でのコンシューマーゲームの開発でお役に立てると思い今回応募しております。また近年ではリーダー経験もさせていただいており多職種も含めたチーム内の連携でミスを防いだり効率的な進め方のためのスケジュールの提案などで成果をあげておりますので開発においてこちらの面でもお役に立てると思っております。</text:p>
      <text:p text:style-name="P1"/>
      <text:p text:style-name="P2"/>
      <text:p text:style-name="P1"><text:line-break/><text:span text:style-name="T1">・退職理由</text:span></text:p>
      <text:p text:style-name="P3">今月の３日に人事からの呼び出しを受け、そこで会社都合で今月末で退社していただくとのことを受けまして会社都合の条件事態は全然悪くなく保護なども手厚かったので、とどまることもできましたがこの状態で無理にとどまるよりはいい機会でもあるかと思ったので前向きに受け止めてやりたいことを求めて次の業務を目指して退職するようにいたしました。</text:p>
      <text:p text:style-name="P2"/>
      <text:p text:style-name="P1"><text:line-break/><text:span text:style-name="T1">・好きなゲームは？</text:span></text:p>
      <text:p text:style-name="P3">死にげーと言われるデモンズソウルやソウルシリーズ、メトロイドヴァニアと言われる探索型アクションRPGになります。</text:p>
      <text:p text:style-name="P1"><text:line-break/><text:span text:style-name="T1">・作りたいゲームや関わりたいゲームは？</text:span></text:p>
      <text:p text:style-name="P3"><text:soft-page-break/>アクション性が高く操作して面白いと思えるようなゲームで、ワールドワイドで共闘などもできるようなゲームが作ってみたいです。</text:p>
      <text:p text:style-name="P1"><text:line-break/><text:span text:style-name="T1">・モバイルゲームに対してどう思っているのか？</text:span></text:p>
      <text:p text:style-name="P3">現在の生活と切り離せないものだと思っています、ハードやPCが高騰している中生活必需品であるモバイルで遊ぶゲームというのは今後もなくならないものでそこに対してできることがあれば力を入れていくようなものでもあると思っています。</text:p>
      <text:p text:style-name="P1"><text:line-break/><text:span text:style-name="T1">・その他、ご経歴の深堀</text:span><text:line-break/><text:line-break/><text:span text:style-name="T1">・逆質問について</text:span><text:line-break/><text:span text:style-name="T1">事前に伺いたいことを、</text:span><text:span text:style-name="T2">5</text:span><text:span text:style-name="T1">つほどはご用意ください。</text:span><text:line-break/><text:span text:style-name="T1">・募集ポジションに関すること</text:span></text:p>
      <text:p text:style-name="P3"/>
      <text:p text:style-name="P1"><text:line-break/><text:span text:style-name="T1">・会社についての質問</text:span> </text:p>
      <text:p text:style-name="P5">パズドラは続けていくとは思いますが、今後はスマホとコンシューマー向けのようなゲームのどちらに重点をおいていく想定でしょうか？</text:p>
      <text:p text:style-name="P5"/>
      <text:p text:style-name="P5">新規プロジェクトと伺っていますが、現在どれぐらいの進捗状況でいつ頃リリースを目指してますでしょうか？</text:p>
      <text:p text:style-name="P5"/>
      <text:p text:style-name="P3">コンシューマーゲームの開発での募集ではあるが、ソーシャルゲームや社内システムの開発に配属になったりする場合はありますか？</text:p>
      <text:p text:style-name="P3"/>
      <text:p text:style-name="P3">PsやStem向けに展開していくような想定はありますでしょうか？</text:p>
      <text:p text:style-name="P3"/>
      <text:p text:style-name="P3">チームや会社として勉強会等の情報共有ってしてますでしょう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3" svg:font-family="Arial"/>
    <style:font-face style:name="Arial1" svg:font-family="Arial, Helvetica, sans-serif"/>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宮脇 秀則</meta:initial-creator>
    <meta:creation-date>2024-10-17T14:03:26.97</meta:creation-date>
    <dc:date>2024-11-11T22:48:51.71</dc:date>
    <dc:creator>宮脇 秀則</dc:creator>
    <meta:editing-duration>PT22H47M33S</meta:editing-duration>
    <meta:editing-cycles>17</meta:editing-cycles>
    <meta:generator>OpenOffice.org/3.3$Win32 OpenOffice.org_project/330m20$Build-9567</meta:generator>
    <meta:document-statistic meta:table-count="0" meta:image-count="0" meta:object-count="0" meta:page-count="2" meta:paragraph-count="25" meta:word-count="869" meta:character-count="1738"/>
  </office:meta>
</office:document-meta>
</file>